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83a0" officeooo:paragraph-rsid="0007ee36"/>
    </style:style>
    <style:style style:name="P2" style:family="paragraph" style:parent-style-name="Standard">
      <style:text-properties officeooo:rsid="001083a0" officeooo:paragraph-rsid="0009b64c"/>
    </style:style>
    <style:style style:name="P3" style:family="paragraph" style:parent-style-name="Standard">
      <style:text-properties officeooo:rsid="0009b64c" officeooo:paragraph-rsid="0009b64c"/>
    </style:style>
    <style:style style:name="P4" style:family="paragraph" style:parent-style-name="Standard">
      <style:text-properties style:text-underline-style="solid" style:text-underline-width="auto" style:text-underline-color="font-color" officeooo:rsid="0009b64c" officeooo:paragraph-rsid="0009b64c"/>
    </style:style>
    <style:style style:name="P5" style:family="paragraph" style:parent-style-name="Text_20_body">
      <style:text-properties officeooo:rsid="0005cdd4" officeooo:paragraph-rsid="0005cdd4"/>
    </style:style>
    <style:style style:name="P6" style:family="paragraph" style:parent-style-name="Text_20_body">
      <style:text-properties officeooo:rsid="0006d7a4" officeooo:paragraph-rsid="0006d7a4"/>
    </style:style>
    <style:style style:name="P7" style:family="paragraph" style:parent-style-name="Text_20_body" style:list-style-name="L2">
      <style:text-properties officeooo:rsid="0006d7a4" officeooo:paragraph-rsid="0006d7a4"/>
    </style:style>
    <style:style style:name="P8" style:family="paragraph" style:parent-style-name="Text_20_body">
      <style:text-properties officeooo:rsid="0005cdd4" officeooo:paragraph-rsid="000b80b2" fo:background-color="#00ff66"/>
    </style:style>
    <style:style style:name="T1" style:family="text">
      <style:text-properties officeooo:rsid="0006d7a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b80b2" fo:background-color="#ffff00" loext:char-shading-value="0"/>
    </style:style>
    <style:style style:name="T4" style:family="text">
      <style:text-properties fo:background-color="#00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AL SEARCH </text:p>
      <text:p text:style-name="Text_20_body"/>
      <text:p text:style-name="Subtitle">Se <text:span text:style-name="T1">le</text:span> crea un modal <text:span text:style-name="T1">a</text:span> la tabla que se quiere en esta caso es la tabla <text:span text:style-name="T2">cliente</text:span> llamamos al modal <text:span text:style-name="T2">clientOrder</text:span> ( la tabla <text:span text:style-name="T4">order</text:span> es quien requiere del id cliente )</text:p>
      <text:p text:style-name="Subtitle"/>
      <text:h text:style-name="Heading_20_1" text:outline-level="1">Aquí el enlace al modal </text:h>
      <text:p text:style-name="Text_20_body"/>
      <text:p text:style-name="P5"><text:s text:c="4"/>$datos['modulos'].=$SERVICE-&gt;call_module('<text:span text:style-name="T2">clienteOrder</text:span>','cliente'); <text:s text:c="6"/></text:p>
      <text:p text:style-name="P8"><text:s text:c="4"/>$datos['modulos'].=$SERVICE-&gt;call_module('<text:span text:style-name="T2">clienteOrder_</text:span><text:span text:style-name="T3">search</text:span>','cliente'); <text:s text:c="2"/></text:p>
      <text:p text:style-name="P6">&lt;a <text:s/>onclick=\"submit_modal_<text:span text:style-name="T2">clienteOrder</text:span>_click()\" <text:s text:c="5"/>href=\"#modal-<text:span text:style-name="T2">clienteOrder</text:span>\" </text:p>
      <text:p text:style-name="P6"><text:s text:c="6"/>class=\"btn btn-warning btn-block\" <text:s text:c="2"/>style='font-weight:bold' <text:s/>data-toggle=\"modal\" &gt; </text:p>
      <text:p text:style-name="P6"><text:s text:c="7"/>&lt;i class='fa fa-user' style='font-size:28px'&gt;&lt;/i&gt;</text:p>
      <text:p text:style-name="P6"><text:s/>&lt;/a&gt;</text:p>
      <text:list xml:id="list2051998579249715719" text:style-name="L2">
        <text:list-header>
          <text:p text:style-name="P7"/>
        </text:list-header>
      </text:list>
      <text:h text:style-name="Heading_20_1" text:outline-level="1">2. En el JSON <text:s/>del clientorder.json colocar </text:h>
      <text:p text:style-name="P6"/>
      <text:p text:style-name="P6"><text:s text:c="3"/>"id": "modal_new_<text:span text:style-name="T2">clienteOrder</text:span>",</text:p>
      <text:p text:style-name="P6"><text:s text:c="4"/>"name": "modal_new_<text:span text:style-name="T2">clienteOrder</text:span>",</text:p>
      <text:p text:style-name="P6"><text:s text:c="4"/>"class": "",</text:p>
      <text:p text:style-name="P6"><text:s text:c="4"/>"title": "Client's Settings",</text:p>
      <text:p text:style-name="P6"><text:s text:c="4"/>"height": "350px",</text:p>
      <text:p text:style-name="P6"><text:s text:c="4"/>"form_class": "",</text:p>
      <text:p text:style-name="P6"><text:s text:c="4"/>"form_id": "form_<text:span text:style-name="T2">clienteOrder</text:span>",</text:p>
      <text:p text:style-name="P6"><text:s/><text:span text:style-name="T2"><text:s text:c="3"/>"type": "search",</text:span> <text:s text:c="3"/></text:p>
      <text:p text:style-name="P6"><text:s text:c="4"/>"col": [….............</text:p>
      <text:p text:style-name="P6"><text:soft-page-break/></text:p>
      <text:p text:style-name="P3"><text:s text:c="4"/>"button_search": [</text:p>
      <text:p text:style-name="P3"><text:s text:c="6"/>{</text:p>
      <text:p text:style-name="P3"><text:s text:c="4"/>"funcion": "ajax_url('search_<text:span text:style-name="T2">clienteOrder</text:span>',0,'modal-<text:span text:style-name="T2">clienteOrder</text:span>_search','module/<text:span text:style-name="T2">cliente</text:span>/modal/<text:span text:style-name="T2">clienteOrder</text:span>/<text:span text:style-name="T2">clienteOrder</text:span>_AJAX.php')",</text:p>
      <text:p text:style-name="P3"><text:s text:c="8"/>"style": " font-weight:bold ",</text:p>
      <text:p text:style-name="P3"><text:s text:c="8"/>"color": "primary",</text:p>
      <text:p text:style-name="P3"><text:s text:c="8"/>"ico": <text:s/>" &lt;i class=\"ace-icon fa fa-search\"&gt;&lt;/i&gt;",</text:p>
      <text:p text:style-name="P3"><text:s text:c="8"/>"label": " Search7",</text:p>
      <text:p text:style-name="P3"><text:s text:c="8"/>"class": "",</text:p>
      <text:p text:style-name="P3"><text:s text:c="8"/>"externo": "",</text:p>
      <text:p text:style-name="P3"><text:s text:c="8"/>"href": "#modal-<text:span text:style-name="T2">clienteOrder</text:span>_search"</text:p>
      <text:p text:style-name="P3"><text:s text:c="6"/>}</text:p>
      <text:p text:style-name="P3"><text:s text:c="4"/>]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9-03T12:33:10.313901062</meta:creation-date>
    <dc:date>2016-09-05T02:51:57.311651363</dc:date>
    <dc:creator>pitagora </dc:creator>
    <meta:editing-duration>PT1H9M22S</meta:editing-duration>
    <meta:editing-cycles>1</meta:editing-cycles>
    <meta:document-statistic meta:table-count="0" meta:image-count="0" meta:object-count="0" meta:page-count="2" meta:paragraph-count="31" meta:word-count="110" meta:character-count="1303" meta:non-whitespace-character-count="1057"/>
    <meta:generator>LibreOffice/4.3.3.2$Linux_X86_64 LibreOffice_project/430m0$Build-2</meta:generator>
  </office:meta>
</office:document-meta>
</file>